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Arial" svg:font-family="Arial"/>
    <style:font-face style:name="Times New Roman" svg:font-family="Times New Roman"/>
    <style:font-face style:name="Trebuchet MS" svg:font-family="Trebuchet MS"/>
  </office:font-face-decls>
  <office:automatic-styles>
    <style:style style:name="Table1" style:family="table">
      <style:table-properties style:width="7.0in" table:align="margins"/>
    </style:style>
    <style:style style:name="P1" style:family="paragraph" style:parent-style-name="Standard">
      <style:paragraph-properties fo:line-height="115%"/>
      <style:text-properties style:font-name="Arial" fo:font-size="11.0pt" fo:color="#000000"/>
    </style:style>
    <style:style style:name="P2" style:family="paragraph" style:parent-style-name="Standard">
      <style:paragraph-properties fo:text-align="center" fo:line-height="115%"/>
      <style:text-properties style:font-name="Times New Roman" fo:font-size="11.0pt" fo:color="#000000"/>
    </style:style>
    <style:style style:name="P3" style:family="paragraph" style:parent-style-name="Standard">
      <style:paragraph-properties fo:text-align="center" fo:line-height="115%"/>
      <style:text-properties style:font-name="Trebuchet MS" fo:font-size="21.0pt" fo:color="#000000"/>
    </style:style>
    <style:style style:name="P4" style:family="paragraph" style:parent-style-name="Standard">
      <style:paragraph-properties fo:text-align="center" fo:line-height="115%"/>
      <style:text-properties style:font-name="Times New Roman" fo:font-size="21.0pt" fo:color="#000000"/>
    </style:style>
    <style:style style:name="P5" style:family="paragraph" style:parent-style-name="Standard">
      <style:paragraph-properties fo:text-align="center"/>
      <style:text-properties style:font-name="Times New Roman" fo:font-size="11.0pt" fo:color="#000000"/>
    </style:style>
    <style:style style:name="P6" style:family="paragraph" style:parent-style-name="Standard">
      <style:paragraph-properties fo:text-align="justify" fo:line-height="115%"/>
      <style:text-properties style:font-name="Trebuchet MS" fo:font-size="21.0pt" fo:color="#000000"/>
    </style:style>
    <style:style style:name="P7" style:family="paragraph" style:parent-style-name="Standard">
      <style:paragraph-properties fo:text-align="justify" fo:line-height="115%"/>
      <style:text-properties style:font-name="Times New Roman" fo:font-size="21.0pt" fo:color="#000000"/>
    </style:style>
    <style:style style:name="P8" style:family="paragraph" style:parent-style-name="Standard">
      <style:paragraph-properties fo:margin-left="0.2500in" fo:line-height="115%"/>
      <style:text-properties style:font-name="Times New Roman" fo:font-size="12.0pt" fo:color="#000000"/>
    </style:style>
    <style:style style:name="P9" style:family="paragraph" style:parent-style-name="Standard">
      <style:paragraph-properties fo:margin-left="0.5000in" fo:line-height="115%"/>
      <style:text-properties style:font-name="Times New Roman" fo:font-size="12.0pt" fo:color="#000000"/>
    </style:style>
    <style:style style:name="P10" style:family="paragraph" style:parent-style-name="Standard">
      <style:paragraph-properties fo:line-height="115%"/>
      <style:text-properties style:font-name="Times New Roman" fo:font-size="12.0pt" fo:color="#000000"/>
    </style:style>
    <style:style style:name="P11" style:family="paragraph" style:parent-style-name="Standard">
      <style:paragraph-properties fo:text-align="justify" fo:line-height="115%"/>
      <style:text-properties style:font-name="Times New Roman" fo:font-size="10.0pt" fo:color="#000000"/>
    </style:style>
    <style:style style:name="P12" style:family="paragraph" style:parent-style-name="Standard">
      <style:paragraph-properties fo:margin-top="0.1389in" fo:line-height="115%"/>
      <style:text-properties style:font-name="Trebuchet MS" fo:font-size="16.0pt" fo:color="#000000"/>
    </style:style>
    <style:style style:name="P13" style:family="paragraph" style:parent-style-name="Standard">
      <style:paragraph-properties fo:margin-top="0.1389in" fo:line-height="115%"/>
      <style:text-properties style:font-name="Times New Roman" fo:font-size="16.0pt" fo:color="#000000"/>
    </style:style>
    <style:style style:name="P14" style:family="paragraph" style:parent-style-name="Standard">
      <style:paragraph-properties fo:margin-top="0.1389in" fo:line-height="115%"/>
      <style:text-properties style:font-name="Times New Roman" fo:font-size="13.0pt" fo:color="#000000"/>
    </style:style>
    <style:style style:name="P15" style:family="paragraph" style:parent-style-name="Standard">
      <style:paragraph-properties fo:margin-top="0.0417in" fo:margin-bottom="0.0417in" fo:text-align="justify"/>
      <style:text-properties style:font-name="Times New Roman" fo:font-size="12.0pt" fo:color="#000000"/>
    </style:style>
    <style:style style:name="P16" style:family="paragraph" style:parent-style-name="Standard">
      <style:paragraph-properties fo:margin-left="0.5000in" fo:text-align="justify" fo:text-indent="-0.5000in">
        <style:tab-stops>
          <style:tab-stop style:position="0.1528in"/>
          <style:tab-stop style:position="0.5000in"/>
        </style:tab-stops>
      </style:paragraph-properties>
      <style:text-properties style:font-name="Times New Roman" fo:font-size="12.0pt" fo:color="#000000"/>
    </style:style>
    <style:style style:name="P17" style:family="paragraph" style:parent-style-name="Standard">
      <style:paragraph-properties fo:text-align="justify" fo:line-height="115%"/>
      <style:text-properties style:font-name="Times New Roman" fo:font-size="12.0pt" fo:color="#000000"/>
    </style:style>
    <style:style style:name="P18" style:family="paragraph" style:parent-style-name="Standard">
      <style:paragraph-properties fo:text-align="center"/>
      <style:text-properties style:font-name="Times New Roman" fo:font-size="12.0pt" fo:color="#000000"/>
    </style:style>
    <style:style style:name="P19" style:family="paragraph" style:parent-style-name="Standard">
      <style:paragraph-properties fo:text-align="center"/>
      <style:text-properties style:font-name="Arial" fo:font-size="11.0pt" fo:color="#000000"/>
    </style:style>
    <style:style style:name="P20" style:family="paragraph" style:parent-style-name="Standard">
      <style:paragraph-properties fo:text-align="center" fo:line-height="115%"/>
      <style:text-properties style:font-name="Times New Roman" fo:font-size="10.0pt" fo:color="#000000"/>
    </style:style>
    <style:style style:name="P21" style:family="paragraph" style:parent-style-name="Standard">
      <style:paragraph-properties fo:margin-top="0.1389in" fo:text-align="justify" fo:line-height="115%"/>
      <style:text-properties style:font-name="Times New Roman" fo:font-size="16.0pt" fo:color="#000000"/>
    </style:style>
    <style:style style:name="P22" style:family="paragraph" style:parent-style-name="Standard">
      <style:paragraph-properties fo:margin-top="0.0417in" fo:text-align="justify"/>
      <style:text-properties style:font-name="Times New Roman" fo:font-size="12.0pt" fo:color="#000000"/>
    </style:style>
    <style:style style:name="P23" style:family="paragraph" style:parent-style-name="Standard">
      <style:paragraph-properties fo:margin-top="0.1389in" fo:text-align="justify" fo:line-height="115%"/>
      <style:text-properties style:font-name="Times New Roman" fo:font-size="13.0pt" fo:color="#000000"/>
    </style:style>
    <style:style style:name="P24" style:family="paragraph" style:parent-style-name="Standard">
      <style:paragraph-properties fo:margin-top="0.0417in" fo:margin-bottom="0.0417in" fo:text-align="center"/>
      <style:text-properties style:font-name="Times New Roman" fo:font-size="12.0pt" fo:color="#000000"/>
    </style:style>
    <style:style style:name="P25" style:family="paragraph" style:parent-style-name="Standard">
      <style:paragraph-properties fo:margin-top="0.0417in" fo:margin-bottom="0.0417in"/>
      <style:text-properties style:font-name="Times New Roman" fo:font-size="12.0pt" fo:color="#000000"/>
    </style:style>
    <style:style style:name="P26" style:family="paragraph" style:parent-style-name="Standard">
      <style:paragraph-properties fo:margin-top="0.0417in" fo:text-align="justify"/>
      <style:text-properties style:font-name="Arial" fo:font-size="11.0pt" fo:color="#000000"/>
    </style:style>
    <style:style style:name="P27" style:family="paragraph" style:parent-style-name="Standard">
      <style:paragraph-properties fo:margin-top="0.0417in" fo:text-align="justify" fo:text-indent="0.5000in"/>
      <style:text-properties style:font-name="Times New Roman" fo:font-size="12.0pt" fo:color="#000000"/>
    </style:style>
    <style:style style:name="P28" style:family="paragraph" style:parent-style-name="Standard">
      <style:paragraph-properties fo:margin-top="0.0417in" fo:margin-left="0.5000in" fo:text-align="justify"/>
      <style:text-properties style:font-name="Times New Roman" fo:font-size="12.0pt" fo:color="#000000"/>
    </style:style>
    <style:style style:name="P29" style:family="paragraph" style:parent-style-name="Standard">
      <style:paragraph-properties fo:margin-top="0.0417in" fo:margin-left="0.5000in" fo:text-align="center"/>
      <style:text-properties style:font-name="Arial" fo:font-size="11.0pt" fo:color="#000000"/>
    </style:style>
    <style:style style:name="P30" style:family="paragraph" style:parent-style-name="Standard">
      <style:paragraph-properties fo:margin-top="0.0417in" fo:margin-left="0.5000in" fo:text-align="center"/>
      <style:text-properties style:font-name="Times New Roman" fo:font-size="10.0pt" fo:color="#000000"/>
    </style:style>
    <style:style style:name="P31" style:family="paragraph" style:parent-style-name="Standard">
      <style:paragraph-properties fo:margin-top="0.0417in" fo:margin-bottom="0.0417in" fo:margin-left="0.5000in" fo:text-align="justify"/>
      <style:text-properties style:font-name="Times New Roman" fo:font-size="12.0pt" fo:color="#000000"/>
    </style:style>
    <style:style style:name="P32" style:family="paragraph" style:parent-style-name="Standard">
      <style:paragraph-properties fo:margin-left="0.5000in" fo:text-indent="-0.5000in" fo:line-height="115%">
        <style:tab-stops>
          <style:tab-stop style:position="0.1528in"/>
          <style:tab-stop style:position="0.5000in"/>
        </style:tab-stops>
      </style:paragraph-properties>
      <style:text-properties style:font-name="Times New Roman" fo:font-size="12.0pt" fo:color="#000000"/>
    </style:style>
    <style:style style:name="T1" style:family="text">
      <style:text-properties fo:font-weight="bold" fo:font-weight-asian="bold" fo:font-weight-complex="bold"/>
    </style:style>
    <style:style style:name="T2" style:family="text">
      <style:text-properties fo:font-style="italic" fo:font-style-asian="italic" fo:font-style-complex="italic"/>
    </style:style>
    <style:style style:name="T3" style:family="text">
      <style:text-properties fo:font-weight="bold" fo:font-weight-asian="bold" fo:font-weight-complex="bold" style:text-underline-style="solid"/>
    </style:style>
    <style:style style:name="T4" style:family="text">
      <style:text-properties fo:font-style="italic" fo:font-style-asian="italic" fo:font-style-complex="italic" fo:font-weight="bold" fo:font-weight-asian="bold" fo:font-weight-complex="bold"/>
    </style:style>
    <style:style style:name="TableColumn1" style:family="table-column">
      <style:table-column-properties style:column-width="3.4625in" style:rel-column-width="32767*"/>
    </style:style>
    <style:style style:name="TableCell1" style:family="table-cell">
      <style:table-cell-properties fo:padding="0.0382in"/>
    </style:style>
    <text:list-style style:name="L1">
      <text:list-level-style-bullet text:level="1" text:bullet-char="•">
        <style:list-level-properties text:space-before="0.25in" text:min-label-width="0.25in"/>
      </text:list-level-style-bullet>
    </text:list-style>
    <text:list-style style:name="L2">
      <text:list-level-style-bullet text:level="1" text:bullet-char="❏">
        <style:list-level-properties text:space-before="0.25in" text:min-label-width="0.25in"/>
      </text:list-level-style-bullet>
    </text:list-style>
  </office:automatic-styles>
  <office:body>
    <office:text>
      <text:p text:style-name="P1"/>
      <text:p text:style-name="P2"/>
      <text:p text:style-name="P3"/>
      <text:p text:style-name="P3"/>
      <text:p text:style-name="P3"/>
      <text:p text:style-name="P3"/>
      <text:p text:style-name="P3"/>
      <text:p text:style-name="P4"><text:span text:style-name="T1">Especificação dos</text:span></text:p>
      <text:p text:style-name="P4"><text:span text:style-name="T1">Requisitos Funcionais e Não-Funcionais <text:s text:c="13"/></text:span></text:p>
      <text:p text:style-name="P4"><text:span text:style-name="T1"><text:s/></text:span></text:p>
      <text:p text:style-name="P4"><text:span text:style-name="T1">Projeto 7-Beats: Parte 2</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able:table table:name="Table1" table:style-name="Table1">
        <table:table-column table:style-name="TableColumn1"/>
        <table:table-column table:style-name="TableColumn1"/>
        <table:table-column table:style-name="TableColumn1"/>
        <table:table-row>
          <table:table-cell table:style-name="TableCell1">
            <text:p text:style-name="P5"><text:span text:style-name="T1">Versão</text:span></text:p>
          </table:table-cell>
          <table:table-cell table:style-name="TableCell1">
            <text:p text:style-name="P5"><text:span text:style-name="T1">Descrição</text:span></text:p>
          </table:table-cell>
          <table:table-cell table:style-name="TableCell1">
            <text:p text:style-name="P5"><text:span text:style-name="T1">Responsável</text:span></text:p>
          </table:table-cell>
        </table:table-row>
        <table:table-row>
          <table:table-cell table:style-name="TableCell1">
            <text:p text:style-name="P5">1.0</text:p>
          </table:table-cell>
          <table:table-cell table:style-name="TableCell1">
            <text:p text:style-name="P5">Versão inicial</text:p>
          </table:table-cell>
          <table:table-cell table:style-name="TableCell1">
            <text:p text:style-name="P5">Marjorie Celestino</text:p>
          </table:table-cell>
        </table:table-row>
      </table:table>
      <text:p text:style-name="P1"/>
      <text:p text:style-name="P1"/>
      <text:p text:style-name="P1"/>
      <text:p text:style-name="P1"/>
      <text:p text:style-name="P1"/>
      <text:p text:style-name="P1"/>
      <text:p text:style-name="P1"/>
      <text:p text:style-name="P1"/>
      <text:p text:style-name="P1"/>
      <text:p text:style-name="P1"/>
      <text:p text:style-name="P6"/>
      <text:p text:style-name="P7"><text:span text:style-name="T1">Sumário</text:span></text:p>
      <text:p text:style-name="P1"/>
      <text:p text:style-name="P1"/>
      <text:p text:style-name="P1"/>
      <text:p text:style-name="P1"/>
      <text:p text:style-name="P8"><text:a xlink:type="simple" xlink:href="#h.jikszzu18v9m">1. Introdução</text:a></text:p>
      <text:p text:style-name="P9"><text:a xlink:type="simple" xlink:href="#h.kpwtvjw5p0kz">1.1 Objetivo</text:a></text:p>
      <text:p text:style-name="P9"><text:a xlink:type="simple" xlink:href="#h.7fixc3fsqm2">1.2 Público Alvo e Fornecedor</text:a></text:p>
      <text:p text:style-name="P8"><text:a xlink:type="simple" xlink:href="#h.63k6sm6343va">2. Descrição do Problema do Sistema</text:a></text:p>
      <text:p text:style-name="P8"><text:a xlink:type="simple" xlink:href="#h.t0ydj5ibylbb">3. Requisitos do Projeto</text:a></text:p>
      <text:p text:style-name="P9"><text:a xlink:type="simple" xlink:href="#h.1zdosz41ejg7">3.1 Requisitos Funcionais (RFUN)</text:a></text:p>
      <text:p text:style-name="P9"><text:a xlink:type="simple" xlink:href="#h.uglmfa9m8x1m">3.2 Requisitos Não Funcionais (RNF)</text:a></text:p>
      <text:p text:style-name="P9"><text:a xlink:type="simple" xlink:href="#h.cglvmzhhbasi">3.3 Requisitos Adicionais (RA)</text:a></text:p>
      <text:p text:style-name="P8"><text:a xlink:type="simple" xlink:href="#h.2kx5yaagxhie">4. Casos de Uso</text:a></text:p>
      <text:p text:style-name="P8"><text:a xlink:type="simple" xlink:href="#h.a1b6j9hzx4yj">5. Referências Cruzadas</text:a></text:p>
      <text:p text:style-name="P8"><text:a xlink:type="simple" xlink:href="#h.vgtzxij5m4xv">6. Critérios Técnicos de Avaliação e Aprovação</text:a></text:p>
      <text:p text:style-name="P1"/>
      <text:p text:style-name="P1"/>
      <text:p text:style-name="P1"/>
      <text:p text:style-name="P1"/>
      <text:p text:style-name="P1"/>
      <text:p text:style-name="P10"><text:span text:style-name="T1">Tabelas e Imagens</text:span></text:p>
      <text:p text:style-name="P11"><text:span text:style-name="T2">Tabela 01 - Papéis e Responsabilidades</text:span></text:p>
      <text:p text:style-name="P11"><text:span text:style-name="T2">Tabela 02 - Requisitos Funcionais</text:span></text:p>
      <text:p text:style-name="P11"><text:span text:style-name="T2">Tabela 03 - Requisitos Não Funcionais</text:span></text:p>
      <text:p text:style-name="P11"><text:span text:style-name="T2">Tabela 04 - Requisitos Adicionais</text:span></text:p>
      <text:p text:style-name="P11"><text:span text:style-name="T2">Imagem 01 - Diagrama de Casos de Uso</text:span></text:p>
      <text:p text:style-name="P11"><text:span text:style-name="T2"/></text:p>
      <text:p text:style-name="P12"/>
      <text:p text:style-name="P12"/>
      <text:p text:style-name="P12"/>
      <text:p text:style-name="P12"/>
      <text:p text:style-name="P1"/>
      <text:p text:style-name="P1"/>
      <text:p text:style-name="P13"><text:span text:style-name="T1">1. Introdução</text:span></text:p>
      <text:p text:style-name="P14">1.1 Objetivo</text:p>
      <text:p text:style-name="P15">Este documento tem os seguintes objetivos:</text:p>
      <text:list text:style-name="L1">
        <text:list-item>
          <text:p text:style-name="P16">Definir quem são os Stakeholders do sistema e as suas necessidades que deverão ser satisfeitas pelo sistema a ser desenvolvido;</text:p>
        </text:list-item>
        <text:list-item>
          <text:p text:style-name="P16">Especificar os casos de uso e os requisitos do sistema, tanto funcionais quanto não funcionais;</text:p>
        </text:list-item>
        <text:list-item>
          <text:p text:style-name="P16">Estabelecer um documento que sirva de contrato, contendo exatamente o que os Stakeholders estão requisitando;</text:p>
        </text:list-item>
        <text:list-item>
          <text:p text:style-name="P16">Reduzir retrabalho com projeto, codificação e teste através da especificação rigorosa e completa dos requisitos;</text:p>
        </text:list-item>
        <text:list-item>
          <text:p text:style-name="P16">Prover uma base para avaliação de prazos e custos de desenvolvimento;</text:p>
        </text:list-item>
        <text:list-item>
          <text:p text:style-name="P16">Prover uma base para a evolução futura do sistema a partir de uma versão aprovada (linha de base) deste documento.</text:p>
        </text:list-item>
        <text:list-item>
          <text:p text:style-name="P16">Registrar o comprometimento da equipe de trabalho.</text:p>
        </text:list-item>
      </text:list>
      <text:p text:style-name="P15"/>
      <text:p text:style-name="P14">1.2 Público Alvo e Fornecedor</text:p>
      <text:p text:style-name="P15">O documento objetiva o entendimento dos requisitos pelos envolvidos no processo de desenvolvimento do projeto em questão, junto aos fornecedores de requisitos. Garantindo que os requisitos estejam claramente definidos e a compreensão destes pelos stakeholders e interessados no processo.</text:p>
      <text:p text:style-name="P17">Os requisitos documentados são fornecidos pelo representante do cliente, após sua documentação é feita uma análise pelo revisor, baseada em critérios técnicos definidos, gerando um comprometimento formal de que todos requisitos definidos estão de acordo com os critérios. Também deve ser feita uma aceitação formal do cliente ou representante em ralação ao documentado.</text:p>
      <text:p text:style-name="P17">Abaixo segue a lista dos responsáveis envolvidos no processo de documentação:</text:p>
      <text:p text:style-name="P17"/>
      <table:table table:name="Table2" table:style-name="Table1">
        <table:table-column table:style-name="TableColumn1"/>
        <table:table-column table:style-name="TableColumn1"/>
        <table:table-column table:style-name="TableColumn1"/>
        <table:table-row>
          <table:table-cell table:style-name="TableCell1">
            <text:p text:style-name="P18"><text:span text:style-name="T1">Nome</text:span></text:p>
          </table:table-cell>
          <table:table-cell table:style-name="TableCell1">
            <text:p text:style-name="P18"><text:span text:style-name="T1">Papel</text:span></text:p>
          </table:table-cell>
          <table:table-cell table:style-name="TableCell1">
            <text:p text:style-name="P18"><text:span text:style-name="T1">Responsabilidade</text:span></text:p>
          </table:table-cell>
        </table:table-row>
        <table:table-row>
          <table:table-cell table:style-name="TableCell1">
            <text:p text:style-name="P18">Diogo Jayme</text:p>
          </table:table-cell>
          <table:table-cell table:style-name="TableCell1">
            <text:p text:style-name="P18">Representante do Cliente</text:p>
          </table:table-cell>
          <table:table-cell table:style-name="TableCell1">
            <text:p text:style-name="P18">Fornecer Requisitos</text:p>
          </table:table-cell>
        </table:table-row>
        <table:table-row>
          <table:table-cell table:style-name="TableCell1">
            <text:p text:style-name="P18">Marjorie Celestino</text:p>
          </table:table-cell>
          <table:table-cell table:style-name="TableCell1">
            <text:p text:style-name="P18">Gerente de Requisitos</text:p>
          </table:table-cell>
          <table:table-cell table:style-name="TableCell1">
            <text:p text:style-name="P18">Criar documentação de especificação de requisitos.</text:p>
          </table:table-cell>
        </table:table-row>
        <table:table-row>
          <table:table-cell table:style-name="TableCell1">
            <text:p text:style-name="P19"/>
            <text:p text:style-name="P18">Leonardo Costa</text:p>
          </table:table-cell>
          <table:table-cell table:style-name="TableCell1">
            <text:p text:style-name="P19"/>
            <text:p text:style-name="P18">Gerente de Projeto</text:p>
          </table:table-cell>
          <table:table-cell table:style-name="TableCell1">
            <text:p text:style-name="P18">Revisar e aprovar a documentação dos requisitos.</text:p>
          </table:table-cell>
        </table:table-row>
      </table:table>
      <text:p text:style-name="P20"><text:span text:style-name="T2">Tabela 01 - Papéis e Responsabilidades</text:span></text:p>
      <text:p text:style-name="P21"><text:span text:style-name="T1">2. Descrição do Problema do Sistema</text:span></text:p>
      <text:p text:style-name="P22">O 7-Beats foi inicialmente desenvolvido durante o Projeto 7-Beats - Parte 1. Logo o objetivo deste projeto é finalizar o escopo do produto 7-Beats, através do aperfeiçoamento de algumas funcionalidades e a adição de novas.</text:p>
      <text:p text:style-name="P22">O projeto 7-Beats é um aplicativo player de músicas para celular. O sistema deve oferecer ao usuário uma interface com opções de músicas e álbuns cadastrados no Servidor de Streaming 7-Beats, assim como a sincronização com as músicas já existentes no aparelho celular do usuário. O usuário deve ter as seguintes facilidades em relação aos arquivos áudio: avançar, voltar, pausar e resumir, download. Com a opção de shuffle (embaralhar as músicas para reprodução)</text:p>
      <text:p text:style-name="P22">Com uma navegação intuitiva para o uso do aplicativo será necessário registro de usuário e criação de login, as músicas serão divididas por gêneros e podem ser visualisadas mais de uma por vez. Haverá a possibilidade da criação de playlists pelo usuário <text:s/>com as alternativas de adicionar e remover música. </text:p>
      <text:p text:style-name="P15">O serviço de streaming será disponibilizado exclusivamente pelo servidor do 7beats e deverá ser capaz de atender grandes números de usuários simultaneamente e grandes quantidades de armazenamento, além de alguns aspectos de segurança.</text:p>
      <text:p text:style-name="P21"><text:span text:style-name="T1">3. Requisitos do Projeto</text:span></text:p>
      <text:p text:style-name="P23">3.1 Requisitos Funcionais (RFUN)</text:p>
      <text:p text:style-name="P17">Na tabela abaixo são especificados os requisitos do projeto, com identificação única, descrição, categoria e prioridade de cada um. A priorização dos requisitos é feita pela análise da necessidade da funcionalidade, a partir de consultas com o usuário e se este requisito é novo ou uma aprimoração de um requisito já atendido.</text:p>
      <text:p text:style-name="P17"/>
      <table:table table:name="Table3" table:style-name="Table1">
        <table:table-column table:style-name="TableColumn1"/>
        <table:table-column table:style-name="TableColumn1"/>
        <table:table-column table:style-name="TableColumn1"/>
        <table:table-column table:style-name="TableColumn1"/>
        <table:table-row>
          <table:table-cell table:style-name="TableCell1">
            <text:p text:style-name="P18"><text:span text:style-name="T1">ID</text:span></text:p>
          </table:table-cell>
          <table:table-cell table:style-name="TableCell1">
            <text:p text:style-name="P18"><text:span text:style-name="T1">Descrição</text:span></text:p>
          </table:table-cell>
          <table:table-cell table:style-name="TableCell1">
            <text:p text:style-name="P18"><text:span text:style-name="T1">Categoria</text:span></text:p>
          </table:table-cell>
          <table:table-cell table:style-name="TableCell1">
            <text:p text:style-name="P18"><text:span text:style-name="T1">Prioridade</text:span></text:p>
          </table:table-cell>
        </table:table-row>
        <table:table-row>
          <table:table-cell table:style-name="TableCell1">
            <text:p text:style-name="P18">RFUN1.0</text:p>
          </table:table-cell>
          <table:table-cell table:style-name="TableCell1">
            <text:p text:style-name="P18">registrar usuário</text:p>
          </table:table-cell>
          <table:table-cell table:style-name="TableCell1">
            <text:p text:style-name="P18">Oculto</text:p>
          </table:table-cell>
          <table:table-cell table:style-name="TableCell1">
            <text:p text:style-name="P18">Alta</text:p>
          </table:table-cell>
        </table:table-row>
        <table:table-row>
          <table:table-cell table:style-name="TableCell1">
            <text:p text:style-name="P19"/>
            <text:p text:style-name="P18">RFUN2.0</text:p>
          </table:table-cell>
          <table:table-cell table:style-name="TableCell1">
            <text:p text:style-name="P24">Fornecer categorias de pesquisa (música e artista)</text:p>
          </table:table-cell>
          <table:table-cell table:style-name="TableCell1">
            <text:p text:style-name="P19"/>
            <text:p text:style-name="P18">Evidente</text:p>
          </table:table-cell>
          <table:table-cell table:style-name="TableCell1">
            <text:p text:style-name="P19"/>
            <text:p text:style-name="P18">Média</text:p>
          </table:table-cell>
        </table:table-row>
        <table:table-row>
          <table:table-cell table:style-name="TableCell1">
            <text:p text:style-name="P19"/>
            <text:p text:style-name="P18">RFUN2.1</text:p>
          </table:table-cell>
          <table:table-cell table:style-name="TableCell1">
            <text:p text:style-name="P18">Fornecer resultados de pesquisa</text:p>
          </table:table-cell>
          <table:table-cell table:style-name="TableCell1">
            <text:p text:style-name="P19"/>
            <text:p text:style-name="P18">Evidente</text:p>
          </table:table-cell>
          <table:table-cell table:style-name="TableCell1">
            <text:p text:style-name="P19"/>
            <text:p text:style-name="P18">Alta</text:p>
          </table:table-cell>
        </table:table-row>
        <table:table-row>
          <table:table-cell table:style-name="TableCell1">
            <text:p text:style-name="P19"/>
            <text:p text:style-name="P18">RFUN3.0</text:p>
          </table:table-cell>
          <table:table-cell table:style-name="TableCell1">
            <text:p text:style-name="P18">Possibilidade de edição de nome de uma playlist</text:p>
          </table:table-cell>
          <table:table-cell table:style-name="TableCell1">
            <text:p text:style-name="P19"/>
            <text:p text:style-name="P18">Evidente</text:p>
          </table:table-cell>
          <table:table-cell table:style-name="TableCell1">
            <text:p text:style-name="P19"/>
            <text:p text:style-name="P18">Baixa</text:p>
          </table:table-cell>
        </table:table-row>
        <table:table-row>
          <table:table-cell table:style-name="TableCell1">
            <text:p text:style-name="P18">RFUN4.0</text:p>
          </table:table-cell>
          <table:table-cell table:style-name="TableCell1">
            <text:p text:style-name="P18">Manter a reprodução ativa mesmo após término da lista</text:p>
          </table:table-cell>
          <table:table-cell table:style-name="TableCell1">
            <text:p text:style-name="P19"/>
            <text:p text:style-name="P18">Oculta</text:p>
          </table:table-cell>
          <table:table-cell table:style-name="TableCell1">
            <text:p text:style-name="P19"/>
            <text:p text:style-name="P18">Média</text:p>
          </table:table-cell>
        </table:table-row>
        <table:table-row>
          <table:table-cell table:style-name="TableCell1">
            <text:p text:style-name="P19"/>
            <text:p text:style-name="P18">RFUN5.0</text:p>
          </table:table-cell>
          <table:table-cell table:style-name="TableCell1">
            <text:p text:style-name="P18">Mostrar sugestões na tela inicial do aplicativo</text:p>
          </table:table-cell>
          <table:table-cell table:style-name="TableCell1">
            <text:p text:style-name="P19"/>
            <text:p text:style-name="P18">Evidente</text:p>
          </table:table-cell>
          <table:table-cell table:style-name="TableCell1">
            <text:p text:style-name="P19"/>
            <text:p text:style-name="P18">Alta</text:p>
          </table:table-cell>
        </table:table-row>
      </table:table>
      <text:p text:style-name="P20"><text:span text:style-name="T2">Tabela 02 - Requisitos Funcionais</text:span></text:p>
      <text:p text:style-name="P23">3.2 Requisitos Não Funcionais (RNF)</text:p>
      <text:p text:style-name="P17">Na tabela abaixo são identificados os requisitos não funcionais do projeto, com identificação única, tipo e descrição de cada.</text:p>
      <text:p text:style-name="P17"/>
      <table:table table:name="Table4" table:style-name="Table1">
        <table:table-column table:style-name="TableColumn1"/>
        <table:table-column table:style-name="TableColumn1"/>
        <table:table-column table:style-name="TableColumn1"/>
        <table:table-row>
          <table:table-cell table:style-name="TableCell1">
            <text:p text:style-name="P18"><text:span text:style-name="T1">ID</text:span></text:p>
          </table:table-cell>
          <table:table-cell table:style-name="TableCell1">
            <text:p text:style-name="P18"><text:span text:style-name="T1">Tipo</text:span></text:p>
          </table:table-cell>
          <table:table-cell table:style-name="TableCell1">
            <text:p text:style-name="P18"><text:span text:style-name="T1">Descrição</text:span></text:p>
          </table:table-cell>
        </table:table-row>
        <table:table-row>
          <table:table-cell table:style-name="TableCell1">
            <text:p text:style-name="P18">RNFS1.0</text:p>
          </table:table-cell>
          <table:table-cell table:style-name="TableCell1">
            <text:p text:style-name="P18">Segurança de dados</text:p>
          </table:table-cell>
          <table:table-cell table:style-name="TableCell1">
            <text:p text:style-name="P25">Criação de login por usuário, com nome, e-mail e <text:s/>senha.</text:p>
          </table:table-cell>
        </table:table-row>
        <table:table-row>
          <table:table-cell table:style-name="TableCell1">
            <text:p text:style-name="P19"/>
            <text:p text:style-name="P18"/>
            <text:p text:style-name="P18">RNFD1.0</text:p>
          </table:table-cell>
          <table:table-cell table:style-name="TableCell1">
            <text:p text:style-name="P19"/>
            <text:p text:style-name="P18"/>
            <text:p text:style-name="P18">Desempenho</text:p>
          </table:table-cell>
          <table:table-cell table:style-name="TableCell1">
            <text:p text:style-name="P25">A busca de musicas não deve demorar mais de 6 segundos para apresentar o resultado ao usuário. Para busca de álbuns e artistas não mais que 8 segundos.</text:p>
          </table:table-cell>
        </table:table-row>
        <table:table-row>
          <table:table-cell table:style-name="TableCell1">
            <text:p text:style-name="P19"/>
            <text:p text:style-name="P18"/>
            <text:p text:style-name="P18"/>
            <text:p text:style-name="P18">RNFD2.0</text:p>
          </table:table-cell>
          <table:table-cell table:style-name="TableCell1">
            <text:p text:style-name="P19"/>
            <text:p text:style-name="P18"/>
            <text:p text:style-name="P18"/>
            <text:p text:style-name="P18">Desempenho</text:p>
          </table:table-cell>
          <table:table-cell table:style-name="TableCell1">
            <text:p text:style-name="P15">O aplicativo deve rodar processamentos externos, como conexões, em threads separadas da view principal. Pois foi constatado que ao executar tarefas de segundo plano na thread principal o aplicativo congela, impossibilitando o usuário de o utilizar.</text:p>
          </table:table-cell>
        </table:table-row>
        <table:table-row>
          <table:table-cell table:style-name="TableCell1">
            <text:p text:style-name="P19"/>
            <text:p text:style-name="P18">RNFU1.0</text:p>
          </table:table-cell>
          <table:table-cell table:style-name="TableCell1">
            <text:p text:style-name="P19"/>
            <text:p text:style-name="P18">Usabilidade</text:p>
          </table:table-cell>
          <table:table-cell table:style-name="TableCell1">
            <text:p text:style-name="P15">Design responsivo, onde os layouts devem ser ajustados automaticamente para atender a maior quantidade de tamanhos de telas possíveis.</text:p>
          </table:table-cell>
        </table:table-row>
        <table:table-row>
          <table:table-cell table:style-name="TableCell1">
            <text:p text:style-name="P19"/>
            <text:p text:style-name="P18">RNFHW1.0</text:p>
          </table:table-cell>
          <table:table-cell table:style-name="TableCell1">
            <text:p text:style-name="P19"/>
            <text:p text:style-name="P18">Hardware</text:p>
          </table:table-cell>
          <table:table-cell table:style-name="TableCell1">
            <text:p text:style-name="P15">Para o aplicativo <text:s/>mobile, processador 1.2ghz, memória de 1gb e memória livre de 100mb.</text:p>
          </table:table-cell>
        </table:table-row>
        <table:table-row>
          <table:table-cell table:style-name="TableCell1">
            <text:p text:style-name="P18">RNFSW1.0</text:p>
          </table:table-cell>
          <table:table-cell table:style-name="TableCell1">
            <text:p text:style-name="P18">Software</text:p>
          </table:table-cell>
          <table:table-cell table:style-name="TableCell1">
            <text:p text:style-name="P15">O software deverá operar no sistema operacional Android Lollypop (versão 5.0)</text:p>
          </table:table-cell>
        </table:table-row>
        <table:table-row>
          <table:table-cell table:style-name="TableCell1">
            <text:p text:style-name="P18">RNFM1.0</text:p>
          </table:table-cell>
          <table:table-cell table:style-name="TableCell1">
            <text:p text:style-name="P18">Modificabilidade e Estabilidade</text:p>
          </table:table-cell>
          <table:table-cell table:style-name="TableCell1">
            <text:p text:style-name="P15">Os componentes do software deverão ser prioritariamente modulares através do uso de interfaces. Desse modo a comunicação entre os componentes irá ocorrer por meio das interfaces, e possíveis modificações não causem impacto em outras classes.</text:p>
          </table:table-cell>
        </table:table-row>
        <table:table-row>
          <table:table-cell table:style-name="TableCell1">
            <text:p text:style-name="P18">RNFM2.0</text:p>
          </table:table-cell>
          <table:table-cell table:style-name="TableCell1">
            <text:p text:style-name="P18">Analisabilidade, Testabilidade, Estabilidade</text:p>
          </table:table-cell>
          <table:table-cell table:style-name="TableCell1">
            <text:p text:style-name="P15">A introdução de modificações deverá ser realizada de forma unitária e bem descrita, a fim de que se possa realizar facilmente testes de regressão no evento da introdução de um erro proveniente de uma modificação.</text:p>
          </table:table-cell>
        </table:table-row>
      </table:table>
      <text:p text:style-name="P20"><text:span text:style-name="T2">Tabela 03 - Requisitos Não Funcionais</text:span></text:p>
      <text:p text:style-name="P23">3.3 Requisitos Adicionais (RA)</text:p>
      <text:p text:style-name="P22">Esta sessão é dedicada a incorporação de novos requisitos e requisitos alterados, ao longo do desenvolvimento do sistema 7-Beats. Em caso de alteração em requisitos já existentes esta deve ser solicitada, analisada (possível impacto) e caso aceita, incorporada ao planejamento do projeto antes de sua execução. </text:p>
      <text:p text:style-name="P15">Para mudança e adição de novos requisitos um novo comprometimento da equipe técnica deve ser documentado, junto à documentação referente ao pedido/aprovação de mudança, dentro da pasta de Manutenção.</text:p>
      <text:p text:style-name="P17"/>
      <table:table table:name="Table5" table:style-name="Table1">
        <table:table-column table:style-name="TableColumn1"/>
        <table:table-column table:style-name="TableColumn1"/>
        <table:table-column table:style-name="TableColumn1"/>
        <table:table-column table:style-name="TableColumn1"/>
        <table:table-row>
          <table:table-cell table:style-name="TableCell1">
            <text:p text:style-name="P18"><text:span text:style-name="T1">ID</text:span></text:p>
          </table:table-cell>
          <table:table-cell table:style-name="TableCell1">
            <text:p text:style-name="P18"><text:span text:style-name="T1">Descrição</text:span></text:p>
          </table:table-cell>
          <table:table-cell table:style-name="TableCell1">
            <text:p text:style-name="P18"><text:span text:style-name="T1">Categoria</text:span></text:p>
          </table:table-cell>
          <table:table-cell table:style-name="TableCell1">
            <text:p text:style-name="P18"><text:span text:style-name="T1">Prioridade</text:span></text:p>
          </table:table-cell>
        </table:table-row>
        <table:table-row>
          <table:table-cell table:style-name="TableCell1">
            <text:p text:style-name="P19"/>
          </table:table-cell>
          <table:table-cell table:style-name="TableCell1">
            <text:p text:style-name="P19"/>
          </table:table-cell>
          <table:table-cell table:style-name="TableCell1">
            <text:p text:style-name="P19"/>
          </table:table-cell>
          <table:table-cell table:style-name="TableCell1">
            <text:p text:style-name="P19"/>
          </table:table-cell>
        </table:table-row>
      </table:table>
      <text:p text:style-name="P20"><text:span text:style-name="T2">Tabela 04 - Requisitos Adicionais</text:span></text:p>
      <text:p text:style-name="P21"><text:span text:style-name="T1">4. Casos de Uso</text:span></text:p>
      <text:p text:style-name="P22">Os casos de uso são gerados a partir dos requisitos documentados, a relação entre cada caso de uso e os requisitos que levam a este pode ser rastreada pela identificação do requisito e do caso de uso. Por exemplo, o caso de uso com identificação 1 (CSU1.x) é relacionado com os requisitos de identificação 1 (RFUN1.x).</text:p>
      <text:p text:style-name="P22">Os Casos de Uso, ou seja, funcionalidades do sistema 7-Beats são listados e descritos a seguir:</text:p>
      <text:p text:style-name="P26"/>
      <text:p text:style-name="P22">CSU1.0 - Criar Login</text:p>
      <text:p text:style-name="P22">CSU2.0 - Pesquisar Música</text:p>
      <text:p text:style-name="P22">CSU3.0 - Editar Playlist</text:p>
      <text:p text:style-name="P22">CSU4.0 - Mudar de música</text:p>
      <text:p text:style-name="P26"/>
      <text:p text:style-name="P22">CSU1.0 - Criar login</text:p>
      <text:p text:style-name="P27">Atores: Usuário final</text:p>
      <text:p text:style-name="P22"><text:tab/>Categoria: Primário</text:p>
      <text:p text:style-name="P28">Descrição: Para utilizar o aplicativo, o usuário deverá se registrar, criar o login, antes de acessar qualquer funcionalidade. Após entrar no aplicativo, o usuário tem acesso as categorias de músicas na tela inicial. O login é criado com nome, email e senha.</text:p>
      <text:p text:style-name="P28"/>
      <text:p text:style-name="P22">CSU2.0- Pesquisar música</text:p>
      <text:p text:style-name="P22"><text:tab/>Atores: Usuário final</text:p>
      <text:p text:style-name="P22"><text:tab/>Categoria: Primário</text:p>
      <text:p text:style-name="P28">Descrição: Neste caso de uso o usuário final, ao utilizar o player poderá pesquisar pela música que deseja. A pesquisa pode ser feita através do nome da música, nome do artista ou álbum.</text:p>
      <text:p text:style-name="P22"/>
      <text:p text:style-name="P22"/>
      <text:p text:style-name="P22">CSU3.0 - Editar Playlist</text:p>
      <text:p text:style-name="P22"><text:tab/>Atores: Usuário final</text:p>
      <text:p text:style-name="P22"><text:tab/>Categoria: Primário</text:p>
      <text:p text:style-name="P28">Descrição: Qualquer playlist criada pelo usuário poderá ser editada com a adição de mais músicas à lista já existente ou remoção de músicas encontradas dentro da lista</text:p>
      <text:p text:style-name="P28">o usuário também <text:s/>deve ser capaz de alterar o nome de uma playlist já criada e registrada.</text:p>
      <text:p text:style-name="P28"/>
      <text:p text:style-name="P22">CSU4.0 - <text:s/>Mudar de música</text:p>
      <text:p text:style-name="P22"><text:tab/>Atores: Usuário final</text:p>
      <text:p text:style-name="P22"><text:tab/>Categoria: Primário</text:p>
      <text:p text:style-name="P28">Descrição: Ao reproduzir um conjunto de músicas, uma playlist, se já esta do próprio player ou criada pelo usuário, a reprodução musical pode ser determinada pelo usuário. Ele pode controlar qual música será reproduzida, pode pular músicas ou voltar e reproduzir novamente músicas que já tocaram.</text:p>
      <text:p text:style-name="P28"/>
      <text:p text:style-name="P28"><text:span text:style-name="T1">Diagrama dos Casos de Uso:</text:span></text:p>
      <text:p text:style-name="P29">CSU7BSW</text:p>
      <text:p text:style-name="P30"><text:span text:style-name="T2">Imagem 01 - Diagrama de Casos de Uso</text:span></text:p>
      <text:p text:style-name="P31"/>
      <text:p text:style-name="P21"><text:span text:style-name="T1">5. Referências Cruzadas</text:span></text:p>
      <text:p text:style-name="P22">Esta sessão tem como propósito proporcionar dados de relações entre referências de requisitos que constam no documento e sobre os artefatos gerados no desenvolvimento. Estas referências cruzadas servem como apoio para o rastreamento dos requisitos.</text:p>
      <text:p text:style-name="P22">A rastreabilidade bidirecional entre os requisitos, que constam neste documento podem ser observadas através do documento “7BSW - Rastreabilidade de Requisitos”. Já a rastreabilidade entre os requisitos e produtos de trabalho, será indicada por comentários no código produzido, com a evidenciação do cumprimento dos casos de uso especificados.</text:p>
      <text:p text:style-name="P15"/>
      <text:p text:style-name="P21"><text:span text:style-name="T1">6. Critérios Técnicos de Avaliação e Aprovação</text:span></text:p>
      <text:p text:style-name="P17">Os requisitos são avaliados de acordo com os seguintes critérios:</text:p>
      <text:list text:style-name="L2">
        <text:list-item>
          <text:p text:style-name="P32">Os requisitos documentados encaixam-se no escopo do produto;</text:p>
        </text:list-item>
        <text:list-item>
          <text:p text:style-name="P32">Requisitos condizem com as características esperadas do sistema;</text:p>
        </text:list-item>
        <text:list-item>
          <text:p text:style-name="P32">Todos requisitos do produto e dos componentes do produto projeto estão documentados;</text:p>
        </text:list-item>
        <text:list-item>
          <text:p text:style-name="P32">Exite identificação única definida para cada requisito;</text:p>
        </text:list-item>
        <text:list-item>
          <text:p text:style-name="P32">Os requisitos estão claros e apropriadamente declarados;</text:p>
        </text:list-item>
        <text:list-item>
          <text:p text:style-name="P32">Não há ambiguidade;</text:p>
        </text:list-item>
        <text:list-item>
          <text:p text:style-name="P32">Definição de requisitos completa e consistente;</text:p>
        </text:list-item>
        <text:list-item>
          <text:p text:style-name="P32">Os requisitos são implementáveis e viáveis;</text:p>
        </text:list-item>
        <text:list-item>
          <text:p text:style-name="P32">Os requisitos são testáveis;</text:p>
        </text:list-item>
        <text:list-item>
          <text:p text:style-name="P32">Definição de prioridade para os requisitos documentados;</text:p>
        </text:list-item>
      </text:list>
      <text:p text:style-name="P10"/>
      <text:p text:style-name="P10">A matriz de rastreabilidade é avaliada de acordo com os seguintes critérios:</text:p>
      <text:list text:style-name="L2">
        <text:list-item>
          <text:p text:style-name="P32">Todos requisitos funcionais e não funcionais documentados estão presentes;</text:p>
        </text:list-item>
        <text:list-item>
          <text:p text:style-name="P32">É possível estabelecer uma rastreabilidade bidirecional entre os requisitos;</text:p>
        </text:list-item>
        <text:list-item>
          <text:p text:style-name="P32">Os requisitos estão referenciados corretamente pela sua identificação única;</text:p>
        </text:list-item>
      </text:list>
      <text:p text:style-name="P10"/>
      <text:p text:style-name="P22"><text:span text:style-name="T1">Comprometimento e Avaliação da Equipe Técnica</text:span></text:p>
      <text:p text:style-name="P22"><text:span text:style-name="T2">“Todos os requisitos aqui documentados, requisitos funcionais (RFUN1.0, RFUN2.0, RFUN2.1, RFUN3.0, RFUN4.0 e RFUN5.0) e requisitos não funcionais (RNFS1.0, RNFD1.0, RNFD2.0, RNFU1.0, RNFH1.0, RNFS1.0, RNFM1.0 e RNFM2.0) <text:s/>, foram devidamente avaliados e aprovados seguindo os critérios de avaliação previamente definidos e documentados.”</text:span></text:p>
      <text:p text:style-name="P22"><text:span text:style-name="T2"/></text:p>
      <text:p text:style-name="P22"><text:span text:style-name="T3">Equipe Técnica</text:span></text:p>
      <text:p text:style-name="P22"><text:span text:style-name="T4">Gerente de Projeto: Leonardo Costa dos Santos</text:span></text:p>
      <text:p text:style-name="P22"/>
      <text:p text:style-name="P22"><text:span text:style-name="T1">Comprometimento e Aceitação de Requisitos</text:span></text:p>
      <text:p text:style-name="P22"><text:span text:style-name="T2">“Todos os requisitos aqui documentados, requisitos funcionais (RFUN1.0, RFUN2.0, RFUN2.1, RFUN3.0, RFUN4.0 e RFUN5.0) e requisitos não funcionais (RNFS1.0, RNFD1.0, RNFD2.0, RNFU1.0, RNFH1.0, RNFS1.0, RNFM1.0 e RNFM2.0), estão claramente definidos de acordo com o especificado pelo o cliente.”</text:span></text:p>
      <text:p text:style-name="P22"><text:span text:style-name="T2"/></text:p>
      <text:p text:style-name="P22"><text:span text:style-name="T3">Fornecedor de Requisitos</text:span></text:p>
      <text:p text:style-name="P15"><text:span text:style-name="T4">Cliente ou Representante: Diogo Jaym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347.57</meta:generator>
  </office:meta>
</office:document-meta>
</file>